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score</text:p>
          </table:table-cell>
          <table:table-cell office:value-type="string">
            <text:p>op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ißner</meta:initial-creator>
    <meta:creation-date>2012-11-21T11:17:45</meta:creation-date>
    <dc:date>2012-11-21T11:27:42</dc:date>
    <dc:creator>Stefan Meißner</dc:creator>
    <meta:editing-duration>P0D</meta:editing-duration>
    <meta:editing-cycles>1</meta:editing-cycles>
    <meta:generator>LibreOffice/3.5$Linux_X86_64 LibreOffice_project/350m1$Build-2</meta:generator>
    <meta:document-statistic meta:table-count="2" meta:cell-count="155" meta:object-count="0"/>
  </office:meta>
</office:document-meta>
</file>